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695652173913043" calcext:value-type="float">
            <text:p>0.6956521739130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262048192771084]</text:p>
          </table:table-cell>
          <table:table-cell office:value-type="string" calcext:value-type="string">
            <text:p>[10]</text:p>
          </table:table-cell>
          <table:table-cell office:value-type="float" office:value="0.215595617627262" calcext:value-type="float">
            <text:p>0.215595617627262</text:p>
          </table:table-cell>
          <table:table-cell office:value-type="float" office:value="0.190009159423187" calcext:value-type="float">
            <text:p>0.190009159423187</text:p>
          </table:table-cell>
          <table:table-cell office:value-type="float" office:value="0.19435736677116" calcext:value-type="float">
            <text:p>0.19435736677116</text:p>
          </table:table-cell>
          <table:table-cell office:value-type="float" office:value="0.58290446613428" calcext:value-type="float">
            <text:p>0.58290446613428</text:p>
          </table:table-cell>
          <table:table-cell office:value-type="float" office:value="0.695652173913043" calcext:value-type="float">
            <text:p>0.695652173913043</text:p>
          </table:table-cell>
          <table:table-cell office:value-type="float" office:value="0.0401206636500754" calcext:value-type="float">
            <text:p>0.040120663650076</text:p>
          </table:table-cell>
          <table:table-cell office:value-type="float" office:value="0.0615384615384615" calcext:value-type="float">
            <text:p>0.061538461538462</text:p>
          </table:table-cell>
          <table:table-cell office:value-type="float" office:value="0.0493481813015061" calcext:value-type="float">
            <text:p>0.049348181301506</text:p>
          </table:table-cell>
          <table:table-cell office:value-type="float" office:value="0.0588235294117647" calcext:value-type="float">
            <text:p>0.0588235294117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758169934640523" calcext:value-type="float">
            <text:p>0.7581699346405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451038575667656]</text:p>
          </table:table-cell>
          <table:table-cell office:value-type="string" calcext:value-type="string">
            <text:p>[30]</text:p>
          </table:table-cell>
          <table:table-cell office:value-type="float" office:value="0.429458281751361" calcext:value-type="float">
            <text:p>0.429458281751361</text:p>
          </table:table-cell>
          <table:table-cell office:value-type="float" office:value="0.461078695629195" calcext:value-type="float">
            <text:p>0.461078695629195</text:p>
          </table:table-cell>
          <table:table-cell office:value-type="float" office:value="0.617142857142857" calcext:value-type="float">
            <text:p>0.617142857142857</text:p>
          </table:table-cell>
          <table:table-cell office:value-type="float" office:value="0.689804508304205" calcext:value-type="float">
            <text:p>0.689804508304205</text:p>
          </table:table-cell>
          <table:table-cell office:value-type="float" office:value="0.71219512195122" calcext:value-type="float">
            <text:p>0.71219512195122</text:p>
          </table:table-cell>
          <table:table-cell office:value-type="float" office:value="0.089645518859002" calcext:value-type="float">
            <text:p>0.089645518859002</text:p>
          </table:table-cell>
          <table:table-cell office:value-type="float" office:value="0.202020202020202" calcext:value-type="float">
            <text:p>0.202020202020202</text:p>
          </table:table-cell>
          <table:table-cell office:value-type="float" office:value="0.47730440421304" calcext:value-type="float">
            <text:p>0.47730440421304</text:p>
          </table:table-cell>
          <table:table-cell office:value-type="float" office:value="0.758169934640523" calcext:value-type="float">
            <text:p>0.7581699346405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72289156626506" calcext:value-type="float">
            <text:p>0.7228915662650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304084720121027]</text:p>
          </table:table-cell>
          <table:table-cell office:value-type="string" calcext:value-type="string">
            <text:p>[31]</text:p>
          </table:table-cell>
          <table:table-cell office:value-type="float" office:value="0.376291738478685" calcext:value-type="float">
            <text:p>0.376291738478685</text:p>
          </table:table-cell>
          <table:table-cell office:value-type="float" office:value="0.495445250800113" calcext:value-type="float">
            <text:p>0.495445250800113</text:p>
          </table:table-cell>
          <table:table-cell office:value-type="float" office:value="0.662857142857143" calcext:value-type="float">
            <text:p>0.662857142857143</text:p>
          </table:table-cell>
          <table:table-cell office:value-type="float" office:value="0.657507276151344" calcext:value-type="float">
            <text:p>0.657507276151344</text:p>
          </table:table-cell>
          <table:table-cell office:value-type="float" office:value="0.669491525423729" calcext:value-type="float">
            <text:p>0.669491525423729</text:p>
          </table:table-cell>
          <table:table-cell office:value-type="float" office:value="0.0621914317566492" calcext:value-type="float">
            <text:p>0.062191431756649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290022995206633" calcext:value-type="float">
            <text:p>0.290022995206633</text:p>
          </table:table-cell>
          <table:table-cell office:value-type="float" office:value="0.72289156626506" calcext:value-type="float">
            <text:p>0.722891566265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758064516129032" calcext:value-type="float">
            <text:p>0.7580645161290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684210526315791]</text:p>
          </table:table-cell>
          <table:table-cell office:value-type="string" calcext:value-type="string">
            <text:p>[20]</text:p>
          </table:table-cell>
          <table:table-cell office:value-type="float" office:value="0.71238163579346" calcext:value-type="float">
            <text:p>0.71238163579346</text:p>
          </table:table-cell>
          <table:table-cell office:value-type="float" office:value="0.68780245398609" calcext:value-type="float">
            <text:p>0.68780245398609</text:p>
          </table:table-cell>
          <table:table-cell office:value-type="float" office:value="0.718446601941748" calcext:value-type="float">
            <text:p>0.718446601941748</text:p>
          </table:table-cell>
          <table:table-cell office:value-type="float" office:value="0.732181275672324" calcext:value-type="float">
            <text:p>0.732181275672324</text:p>
          </table:table-cell>
          <table:table-cell office:value-type="float" office:value="0.744565217391304" calcext:value-type="float">
            <text:p>0.744565217391304</text:p>
          </table:table-cell>
          <table:table-cell office:value-type="float" office:value="0.67973529990863" calcext:value-type="float">
            <text:p>0.67973529990863</text:p>
          </table:table-cell>
          <table:table-cell office:value-type="float" office:value="0.73482428115016" calcext:value-type="float">
            <text:p>0.73482428115016</text:p>
          </table:table-cell>
          <table:table-cell office:value-type="float" office:value="0.749807513606797" calcext:value-type="float">
            <text:p>0.749807513606797</text:p>
          </table:table-cell>
          <table:table-cell office:value-type="float" office:value="0.758064516129032" calcext:value-type="float">
            <text:p>0.7580645161290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789954337899543" calcext:value-type="float">
            <text:p>0.78995433789954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651026392961877]</text:p>
          </table:table-cell>
          <table:table-cell office:value-type="string" calcext:value-type="string">
            <text:p>[11]</text:p>
          </table:table-cell>
          <table:table-cell office:value-type="float" office:value="0.755248940484946" calcext:value-type="float">
            <text:p>0.755248940484946</text:p>
          </table:table-cell>
          <table:table-cell office:value-type="float" office:value="0.745113916952622" calcext:value-type="float">
            <text:p>0.745113916952622</text:p>
          </table:table-cell>
          <table:table-cell office:value-type="float" office:value="0.76993166287016" calcext:value-type="float">
            <text:p>0.76993166287016</text:p>
          </table:table-cell>
          <table:table-cell office:value-type="float" office:value="0.743317239006916" calcext:value-type="float">
            <text:p>0.743317239006916</text:p>
          </table:table-cell>
          <table:table-cell office:value-type="float" office:value="0.756501182033097" calcext:value-type="float">
            <text:p>0.756501182033097</text:p>
          </table:table-cell>
          <table:table-cell office:value-type="float" office:value="0.747959900631899" calcext:value-type="float">
            <text:p>0.747959900631899</text:p>
          </table:table-cell>
          <table:table-cell office:value-type="float" office:value="0.786046511627907" calcext:value-type="float">
            <text:p>0.786046511627907</text:p>
          </table:table-cell>
          <table:table-cell office:value-type="float" office:value="0.784604705348345" calcext:value-type="float">
            <text:p>0.784604705348345</text:p>
          </table:table-cell>
          <table:table-cell office:value-type="float" office:value="0.789954337899543" calcext:value-type="float">
            <text:p>0.7899543378995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484076433121019" calcext:value-type="float">
            <text:p>0.4840764331210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815789473684209]</text:p>
          </table:table-cell>
          <table:table-cell office:value-type="string" calcext:value-type="string">
            <text:p>[7]</text:p>
          </table:table-cell>
          <table:table-cell office:value-type="float" office:value="0.128716390484599" calcext:value-type="float">
            <text:p>0.128716390484599</text:p>
          </table:table-cell>
          <table:table-cell office:value-type="float" office:value="0.132250712250712" calcext:value-type="float">
            <text:p>0.132250712250712</text:p>
          </table:table-cell>
          <table:table-cell office:value-type="float" office:value="0.192307692307692" calcext:value-type="float">
            <text:p>0.192307692307692</text:p>
          </table:table-cell>
          <table:table-cell office:value-type="float" office:value="0.309184897996861" calcext:value-type="float">
            <text:p>0.309184897996861</text:p>
          </table:table-cell>
          <table:table-cell office:value-type="float" office:value="0.484076433121019" calcext:value-type="float">
            <text:p>0.484076433121019</text:p>
          </table:table-cell>
          <table:table-cell office:value-type="float" office:value="0.044122383252818" calcext:value-type="float">
            <text:p>0.044122383252818</text:p>
          </table:table-cell>
          <table:table-cell office:value-type="float" office:value="0.0444444444444445" calcext:value-type="float">
            <text:p>0.044444444444445</text:p>
          </table:table-cell>
          <table:table-cell office:value-type="float" office:value="0.0293075684380032" calcext:value-type="float">
            <text:p>0.029307568438003</text:p>
          </table:table-cell>
          <table:table-cell office:value-type="float" office:value="0.0444444444444445" calcext:value-type="float">
            <text:p>0.0444444444444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826210826210826" calcext:value-type="float">
            <text:p>0.8262108262108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10948905109489]</text:p>
          </table:table-cell>
          <table:table-cell office:value-type="string" calcext:value-type="string">
            <text:p>[23]</text:p>
          </table:table-cell>
          <table:table-cell office:value-type="float" office:value="0.701878990844466" calcext:value-type="float">
            <text:p>0.701878990844466</text:p>
          </table:table-cell>
          <table:table-cell office:value-type="float" office:value="0.686097760778016" calcext:value-type="float">
            <text:p>0.686097760778016</text:p>
          </table:table-cell>
          <table:table-cell office:value-type="float" office:value="0.70712401055409" calcext:value-type="float">
            <text:p>0.70712401055409</text:p>
          </table:table-cell>
          <table:table-cell office:value-type="float" office:value="0.766119403413412" calcext:value-type="float">
            <text:p>0.766119403413412</text:p>
          </table:table-cell>
          <table:table-cell office:value-type="float" office:value="0.773869346733668" calcext:value-type="float">
            <text:p>0.773869346733668</text:p>
          </table:table-cell>
          <table:table-cell office:value-type="float" office:value="0.549715054288706" calcext:value-type="float">
            <text:p>0.549715054288706</text:p>
          </table:table-cell>
          <table:table-cell office:value-type="float" office:value="0.742382271468144" calcext:value-type="float">
            <text:p>0.742382271468144</text:p>
          </table:table-cell>
          <table:table-cell office:value-type="float" office:value="0.805583744897729" calcext:value-type="float">
            <text:p>0.805583744897729</text:p>
          </table:table-cell>
          <table:table-cell office:value-type="float" office:value="0.826210826210826" calcext:value-type="float">
            <text:p>0.8262108262108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820846905537459" calcext:value-type="float">
            <text:p>0.8208469055374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950381679389313]</text:p>
          </table:table-cell>
          <table:table-cell office:value-type="string" calcext:value-type="string">
            <text:p>[9]</text:p>
          </table:table-cell>
          <table:table-cell office:value-type="float" office:value="0.797946070347748" calcext:value-type="float">
            <text:p>0.797946070347748</text:p>
          </table:table-cell>
          <table:table-cell office:value-type="float" office:value="0.788407029478458" calcext:value-type="float">
            <text:p>0.788407029478458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794248293089074" calcext:value-type="float">
            <text:p>0.794248293089074</text:p>
          </table:table-cell>
          <table:table-cell office:value-type="float" office:value="0.820846905537459" calcext:value-type="float">
            <text:p>0.820846905537459</text:p>
          </table:table-cell>
          <table:table-cell office:value-type="float" office:value="0.801662492831793" calcext:value-type="float">
            <text:p>0.801662492831793</text:p>
          </table:table-cell>
          <table:table-cell office:value-type="float" office:value="0.810457516339869" calcext:value-type="float">
            <text:p>0.810457516339869</text:p>
          </table:table-cell>
          <table:table-cell office:value-type="float" office:value="0.807466465991665" calcext:value-type="float">
            <text:p>0.807466465991665</text:p>
          </table:table-cell>
          <table:table-cell office:value-type="float" office:value="0.812286689419795" calcext:value-type="float">
            <text:p>0.8122866894197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982300884955752]</text:p>
          </table:table-cell>
          <table:table-cell office:value-type="string" calcext:value-type="string">
            <text:p>[13]</text:p>
          </table:table-cell>
          <table:table-cell office:value-type="float" office:value="0.776677582539592" calcext:value-type="float">
            <text:p>0.776677582539592</text:p>
          </table:table-cell>
          <table:table-cell office:value-type="float" office:value="0.750512846292891" calcext:value-type="float">
            <text:p>0.750512846292891</text:p>
          </table:table-cell>
          <table:table-cell office:value-type="float" office:value="0.800970873786408" calcext:value-type="float">
            <text:p>0.800970873786408</text:p>
          </table:table-cell>
          <table:table-cell office:value-type="float" office:value="0.790492669109955" calcext:value-type="float">
            <text:p>0.790492669109955</text:p>
          </table:table-cell>
          <table:table-cell office:value-type="float" office:value="0.797136038186157" calcext:value-type="float">
            <text:p>0.797136038186157</text:p>
          </table:table-cell>
          <table:table-cell office:value-type="float" office:value="0.772781165995237" calcext:value-type="float">
            <text:p>0.772781165995237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.792923648760284" calcext:value-type="float">
            <text:p>0.792923648760284</text:p>
          </table:table-cell>
          <table:table-cell office:value-type="float" office:value="0.823529411764706" calcext:value-type="float">
            <text:p>0.8235294117647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81419624217119" calcext:value-type="float">
            <text:p>0.814196242171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698830409356725]</text:p>
          </table:table-cell>
          <table:table-cell office:value-type="string" calcext:value-type="string">
            <text:p>[12]</text:p>
          </table:table-cell>
          <table:table-cell office:value-type="float" office:value="0.776696961529111" calcext:value-type="float">
            <text:p>0.776696961529111</text:p>
          </table:table-cell>
          <table:table-cell office:value-type="float" office:value="0.772037254885942" calcext:value-type="float">
            <text:p>0.772037254885942</text:p>
          </table:table-cell>
          <table:table-cell office:value-type="float" office:value="0.780383795309168" calcext:value-type="float">
            <text:p>0.780383795309168</text:p>
          </table:table-cell>
          <table:table-cell office:value-type="float" office:value="0.800417719369323" calcext:value-type="float">
            <text:p>0.800417719369323</text:p>
          </table:table-cell>
          <table:table-cell office:value-type="float" office:value="0.811244979919679" calcext:value-type="float">
            <text:p>0.811244979919679</text:p>
          </table:table-cell>
          <table:table-cell office:value-type="float" office:value="0.722283717966717" calcext:value-type="float">
            <text:p>0.722283717966717</text:p>
          </table:table-cell>
          <table:table-cell office:value-type="float" office:value="0.75" calcext:value-type="float">
            <text:p>0.75</text:p>
          </table:table-cell>
          <table:table-cell office:value-type="float" office:value="0.812049153894461" calcext:value-type="float">
            <text:p>0.812049153894461</text:p>
          </table:table-cell>
          <table:table-cell office:value-type="float" office:value="0.81419624217119" calcext:value-type="float">
            <text:p>0.814196242171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85558583106267" calcext:value-type="float">
            <text:p>0.8555858310626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729016786570744]</text:p>
          </table:table-cell>
          <table:table-cell office:value-type="string" calcext:value-type="string">
            <text:p>[11]</text:p>
          </table:table-cell>
          <table:table-cell office:value-type="float" office:value="0.810338115072613" calcext:value-type="float">
            <text:p>0.810338115072613</text:p>
          </table:table-cell>
          <table:table-cell office:value-type="float" office:value="0.792004123395129" calcext:value-type="float">
            <text:p>0.792004123395129</text:p>
          </table:table-cell>
          <table:table-cell office:value-type="float" office:value="0.804123711340206" calcext:value-type="float">
            <text:p>0.804123711340206</text:p>
          </table:table-cell>
          <table:table-cell office:value-type="float" office:value="0.82865460798398" calcext:value-type="float">
            <text:p>0.82865460798398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770831212892282" calcext:value-type="float">
            <text:p>0.770831212892282</text:p>
          </table:table-cell>
          <table:table-cell office:value-type="float" office:value="0.809160305343511" calcext:value-type="float">
            <text:p>0.809160305343511</text:p>
          </table:table-cell>
          <table:table-cell office:value-type="float" office:value="0.849862516019061" calcext:value-type="float">
            <text:p>0.849862516019061</text:p>
          </table:table-cell>
          <table:table-cell office:value-type="float" office:value="0.85558583106267" calcext:value-type="float">
            <text:p>0.855585831062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826815642458101" calcext:value-type="float">
            <text:p>0.8268156424581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012738853503184]</text:p>
          </table:table-cell>
          <table:table-cell office:value-type="string" calcext:value-type="string">
            <text:p>[25]</text:p>
          </table:table-cell>
          <table:table-cell office:value-type="float" office:value="0.765657991763286" calcext:value-type="float">
            <text:p>0.765657991763286</text:p>
          </table:table-cell>
          <table:table-cell office:value-type="float" office:value="0.729509994069714" calcext:value-type="float">
            <text:p>0.729509994069714</text:p>
          </table:table-cell>
          <table:table-cell office:value-type="float" office:value="0.744336569579288" calcext:value-type="float">
            <text:p>0.744336569579288</text:p>
          </table:table-cell>
          <table:table-cell office:value-type="float" office:value="0.787845422493059" calcext:value-type="float">
            <text:p>0.787845422493059</text:p>
          </table:table-cell>
          <table:table-cell office:value-type="float" office:value="0.794285714285714" calcext:value-type="float">
            <text:p>0.794285714285714</text:p>
          </table:table-cell>
          <table:table-cell office:value-type="float" office:value="0.742917290579669" calcext:value-type="float">
            <text:p>0.742917290579669</text:p>
          </table:table-cell>
          <table:table-cell office:value-type="float" office:value="0.794202898550725" calcext:value-type="float">
            <text:p>0.794202898550725</text:p>
          </table:table-cell>
          <table:table-cell office:value-type="float" office:value="0.802359259910704" calcext:value-type="float">
            <text:p>0.802359259910704</text:p>
          </table:table-cell>
          <table:table-cell office:value-type="float" office:value="0.826815642458101" calcext:value-type="float">
            <text:p>0.8268156424581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785365853658537" calcext:value-type="float">
            <text:p>0.7853658536585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711566617862372]</text:p>
          </table:table-cell>
          <table:table-cell office:value-type="string" calcext:value-type="string">
            <text:p>[10]</text:p>
          </table:table-cell>
          <table:table-cell office:value-type="float" office:value="0.707501336860331" calcext:value-type="float">
            <text:p>0.707501336860331</text:p>
          </table:table-cell>
          <table:table-cell office:value-type="float" office:value="0.704244624966714" calcext:value-type="float">
            <text:p>0.704244624966714</text:p>
          </table:table-cell>
          <table:table-cell office:value-type="float" office:value="0.724719101123595" calcext:value-type="float">
            <text:p>0.724719101123595</text:p>
          </table:table-cell>
          <table:table-cell office:value-type="float" office:value="0.727238785482897" calcext:value-type="float">
            <text:p>0.727238785482897</text:p>
          </table:table-cell>
          <table:table-cell office:value-type="float" office:value="0.738461538461538" calcext:value-type="float">
            <text:p>0.738461538461538</text:p>
          </table:table-cell>
          <table:table-cell office:value-type="float" office:value="0.632567432567433" calcext:value-type="float">
            <text:p>0.6325674325674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6595450442428" calcext:value-type="float">
            <text:p>0.76595450442428</text:p>
          </table:table-cell>
          <table:table-cell office:value-type="float" office:value="0.785365853658537" calcext:value-type="float">
            <text:p>0.7853658536585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835616438356164" calcext:value-type="float">
            <text:p>0.8356164383561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944281524926686]</text:p>
          </table:table-cell>
          <table:table-cell office:value-type="string" calcext:value-type="string">
            <text:p>[14]</text:p>
          </table:table-cell>
          <table:table-cell office:value-type="float" office:value="0.757877130393957" calcext:value-type="float">
            <text:p>0.757877130393957</text:p>
          </table:table-cell>
          <table:table-cell office:value-type="float" office:value="0.7252670320451" calcext:value-type="float">
            <text:p>0.7252670320451</text:p>
          </table:table-cell>
          <table:table-cell office:value-type="float" office:value="0.730666666666667" calcext:value-type="float">
            <text:p>0.730666666666667</text:p>
          </table:table-cell>
          <table:table-cell office:value-type="float" office:value="0.77446186966991" calcext:value-type="float">
            <text:p>0.77446186966991</text:p>
          </table:table-cell>
          <table:table-cell office:value-type="float" office:value="0.797494780793319" calcext:value-type="float">
            <text:p>0.797494780793319</text:p>
          </table:table-cell>
          <table:table-cell office:value-type="float" office:value="0.711553166845208" calcext:value-type="float">
            <text:p>0.711553166845208</text:p>
          </table:table-cell>
          <table:table-cell office:value-type="float" office:value="0.782178217821782" calcext:value-type="float">
            <text:p>0.782178217821782</text:p>
          </table:table-cell>
          <table:table-cell office:value-type="float" office:value="0.820226453015609" calcext:value-type="float">
            <text:p>0.820226453015609</text:p>
          </table:table-cell>
          <table:table-cell office:value-type="float" office:value="0.835616438356164" calcext:value-type="float">
            <text:p>0.8356164383561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776349614395887" calcext:value-type="float">
            <text:p>0.77634961439588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726207906295754]</text:p>
          </table:table-cell>
          <table:table-cell office:value-type="string" calcext:value-type="string">
            <text:p>[15]</text:p>
          </table:table-cell>
          <table:table-cell office:value-type="float" office:value="0.737440219863438" calcext:value-type="float">
            <text:p>0.737440219863438</text:p>
          </table:table-cell>
          <table:table-cell office:value-type="float" office:value="0.719264219300073" calcext:value-type="float">
            <text:p>0.719264219300073</text:p>
          </table:table-cell>
          <table:table-cell office:value-type="float" office:value="0.751918158567775" calcext:value-type="float">
            <text:p>0.751918158567775</text:p>
          </table:table-cell>
          <table:table-cell office:value-type="float" office:value="0.73580485253328" calcext:value-type="float">
            <text:p>0.73580485253328</text:p>
          </table:table-cell>
          <table:table-cell office:value-type="float" office:value="0.757647058823529" calcext:value-type="float">
            <text:p>0.757647058823529</text:p>
          </table:table-cell>
          <table:table-cell office:value-type="float" office:value="0.728021553162569" calcext:value-type="float">
            <text:p>0.728021553162569</text:p>
          </table:table-cell>
          <table:table-cell office:value-type="float" office:value="0.745205479452055" calcext:value-type="float">
            <text:p>0.745205479452055</text:p>
          </table:table-cell>
          <table:table-cell office:value-type="float" office:value="0.76667025445783" calcext:value-type="float">
            <text:p>0.76667025445783</text:p>
          </table:table-cell>
          <table:table-cell office:value-type="float" office:value="0.776349614395887" calcext:value-type="float">
            <text:p>0.776349614395887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771555048505584" calcext:value-type="float">
            <text:p>0.771555048505584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.484076433121019" calcext:value-type="float">
            <text:p>0.484076433121019</text:p>
          </table:table-cell>
          <table:table-cell table:number-columns-repeated="5"/>
          <table:table-cell table:formula="of:=AVERAGE([.I2:.I16])" office:value-type="float" office:value="0.629980466922324" calcext:value-type="float">
            <text:p>0.629980466922324</text:p>
          </table:table-cell>
          <table:table-cell table:formula="of:=AVERAGE([.J2:.J16])" office:value-type="float" office:value="0.62526967161693" calcext:value-type="float">
            <text:p>0.62526967161693</text:p>
          </table:table-cell>
          <table:table-cell table:formula="of:=AVERAGE([.K2:.K16])" office:value-type="float" office:value="0.66745241405453" calcext:value-type="float">
            <text:p>0.66745241405453</text:p>
          </table:table-cell>
          <table:table-cell table:formula="of:=AVERAGE([.L2:.L16])" office:value-type="float" office:value="0.714678885760721" calcext:value-type="float">
            <text:p>0.714678885760721</text:p>
          </table:table-cell>
          <table:table-cell table:formula="of:=AVERAGE([.M2:.M16])" office:value-type="float" office:value="0.746371551982158" calcext:value-type="float">
            <text:p>0.746371551982158</text:p>
          </table:table-cell>
          <table:table-cell table:formula="of:=AVERAGE([.N2:.N16])" office:value-type="float" office:value="0.539740552345913" calcext:value-type="float">
            <text:p>0.539740552345913</text:p>
          </table:table-cell>
          <table:table-cell table:formula="of:=AVERAGE([.O2:.O16])" office:value-type="float" office:value="0.591073469755993" calcext:value-type="float">
            <text:p>0.591073469755993</text:p>
          </table:table-cell>
          <table:table-cell table:formula="of:=AVERAGE([.P2:.P16])" office:value-type="float" office:value="0.64023275796573" calcext:value-type="float">
            <text:p>0.64023275796573</text:p>
          </table:table-cell>
          <table:table-cell table:formula="of:=AVERAGE([.Q2:.Q16])" office:value-type="float" office:value="0.699220325219216" calcext:value-type="float">
            <text:p>0.699220325219216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85558583106267" calcext:value-type="float">
            <text:p>0.8555858310626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2:.C16])" office:value-type="float" office:value="0.0909639117363154" calcext:value-type="float">
            <text:p>0.090963911736315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equence E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9T10:31:14.889659507</dc:date>
    <meta:editing-duration>PT1M43S</meta:editing-duration>
    <meta:editing-cycles>1</meta:editing-cycles>
    <meta:document-statistic meta:table-count="1" meta:cell-count="289" meta:object-count="0"/>
    <meta:generator>LibreOffice/6.0.7.3$Linux_X86_64 LibreOffice_project/00m0$Build-3</meta:generator>
  </office:meta>
</office:document-meta>
</file>